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b241" officeooo:paragraph-rsid="0000b241"/>
    </style:style>
    <style:style style:name="P2" style:family="paragraph" style:parent-style-name="Standard">
      <style:text-properties officeooo:rsid="00027c92" officeooo:paragraph-rsid="00027c92"/>
    </style:style>
    <style:style style:name="P3" style:family="paragraph" style:parent-style-name="Title">
      <style:text-properties officeooo:rsid="003b64c7" officeooo:paragraph-rsid="003b64c7"/>
    </style:style>
    <style:style style:name="P4" style:family="paragraph" style:parent-style-name="Standard">
      <style:text-properties officeooo:rsid="0068d102" officeooo:paragraph-rsid="003fdf2e"/>
    </style:style>
    <style:style style:name="P5" style:family="paragraph" style:parent-style-name="Text_20_body">
      <style:text-properties officeooo:paragraph-rsid="003ec0e2"/>
    </style:style>
    <style:style style:name="P6" style:family="paragraph" style:parent-style-name="Text_20_body">
      <style:text-properties officeooo:rsid="0111cafe" officeooo:paragraph-rsid="003fdf2e"/>
    </style:style>
    <style:style style:name="P7" style:family="paragraph" style:parent-style-name="Standard">
      <style:text-properties officeooo:rsid="0061cc6f" officeooo:paragraph-rsid="0061cc6f"/>
    </style:style>
    <style:style style:name="P8" style:family="paragraph" style:parent-style-name="Text_20_body">
      <style:text-properties officeooo:rsid="00655a77" officeooo:paragraph-rsid="00655a77"/>
    </style:style>
    <style:style style:name="P9" style:family="paragraph" style:parent-style-name="Standard">
      <style:text-properties fo:font-style="italic" officeooo:rsid="003e3262" officeooo:paragraph-rsid="003e3262" style:font-style-asian="italic" style:font-style-complex="italic"/>
    </style:style>
    <style:style style:name="P10" style:family="paragraph" style:parent-style-name="Text_20_body">
      <style:text-properties fo:font-style="italic" officeooo:rsid="006c74c2" officeooo:paragraph-rsid="006c74c2" style:font-style-asian="italic" style:font-style-complex="italic"/>
    </style:style>
    <style:style style:name="P11" style:family="paragraph" style:parent-style-name="Standard">
      <style:text-properties fo:font-style="normal" officeooo:rsid="006047e9" officeooo:paragraph-rsid="006047e9" style:font-style-asian="normal" style:font-style-complex="normal"/>
    </style:style>
    <style:style style:name="P12" style:family="paragraph" style:parent-style-name="Standard">
      <style:text-properties fo:font-style="normal" officeooo:rsid="006912ea" officeooo:paragraph-rsid="006912ea" style:font-style-asian="normal" style:font-style-complex="normal"/>
    </style:style>
    <style:style style:name="P13" style:family="paragraph" style:parent-style-name="Text_20_body">
      <style:text-properties fo:font-style="normal" officeooo:rsid="006f4ea0" officeooo:paragraph-rsid="006f4ea0" style:font-style-asian="normal" style:font-style-complex="normal"/>
    </style:style>
    <style:style style:name="P14" style:family="paragraph" style:parent-style-name="Text_20_body">
      <style:text-properties fo:font-style="normal" officeooo:rsid="006c74c2" officeooo:paragraph-rsid="006c74c2" style:font-style-asian="normal" style:font-style-complex="normal"/>
    </style:style>
    <style:style style:name="P15" style:family="paragraph" style:parent-style-name="Standard">
      <style:text-properties fo:font-style="normal" officeooo:rsid="0060a9cc" officeooo:paragraph-rsid="0060a9cc" style:font-style-asian="normal" style:font-style-complex="normal"/>
    </style:style>
    <style:style style:name="P16" style:family="paragraph" style:parent-style-name="Standard">
      <style:text-properties fo:font-style="normal" officeooo:rsid="0061cc6f" officeooo:paragraph-rsid="0061cc6f" style:font-style-asian="normal" style:font-style-complex="normal"/>
    </style:style>
    <style:style style:name="P17" style:family="paragraph" style:parent-style-name="Standard">
      <style:text-properties fo:font-style="normal" officeooo:rsid="00695317" officeooo:paragraph-rsid="00695317" style:font-style-asian="normal" style:font-style-complex="normal"/>
    </style:style>
    <style:style style:name="P18" style:family="paragraph" style:parent-style-name="Text_20_body">
      <style:text-properties fo:font-style="normal" officeooo:rsid="006cecf2" officeooo:paragraph-rsid="006cecf2" style:font-style-asian="normal" style:font-style-complex="normal"/>
    </style:style>
    <style:style style:name="P19" style:family="paragraph" style:parent-style-name="Text_20_body">
      <style:text-properties fo:font-style="normal" officeooo:rsid="00890c4e" officeooo:paragraph-rsid="00890c4e" style:font-style-asian="normal" style:font-style-complex="normal"/>
    </style:style>
    <style:style style:name="P20" style:family="paragraph" style:parent-style-name="Text_20_body">
      <style:text-properties fo:font-style="normal" officeooo:rsid="00890c4e" officeooo:paragraph-rsid="00982ed0" style:font-style-asian="normal" style:font-style-complex="normal"/>
    </style:style>
    <style:style style:name="P21" style:family="paragraph" style:parent-style-name="Text_20_body">
      <style:text-properties fo:font-style="normal" officeooo:rsid="008a34cf" officeooo:paragraph-rsid="008a34cf" style:font-style-asian="normal" style:font-style-complex="normal"/>
    </style:style>
    <style:style style:name="P22" style:family="paragraph" style:parent-style-name="Text_20_body">
      <style:text-properties fo:font-style="normal" officeooo:rsid="008ace33" officeooo:paragraph-rsid="008c9ded" style:font-style-asian="normal" style:font-style-complex="normal"/>
    </style:style>
    <style:style style:name="P23" style:family="paragraph" style:parent-style-name="Text_20_body">
      <style:text-properties fo:font-style="normal" officeooo:rsid="008ace33" officeooo:paragraph-rsid="00982ed0" style:font-style-asian="normal" style:font-style-complex="normal"/>
    </style:style>
    <style:style style:name="P24" style:family="paragraph" style:parent-style-name="Standard">
      <style:text-properties fo:font-style="normal" officeooo:rsid="0095755c" officeooo:paragraph-rsid="0095755c" style:font-style-asian="normal" style:font-style-complex="normal"/>
    </style:style>
    <style:style style:name="P25" style:family="paragraph" style:parent-style-name="Text_20_body">
      <style:text-properties fo:font-style="normal" officeooo:rsid="00986bef" officeooo:paragraph-rsid="00986bef" style:font-style-asian="normal" style:font-style-complex="normal"/>
    </style:style>
    <style:style style:name="P26" style:family="paragraph" style:parent-style-name="Standard">
      <style:text-properties officeooo:rsid="0062935c" officeooo:paragraph-rsid="0062935c"/>
    </style:style>
    <style:style style:name="P27" style:family="paragraph" style:parent-style-name="Standard">
      <style:text-properties officeooo:rsid="003c81e8" officeooo:paragraph-rsid="0062935c"/>
    </style:style>
    <style:style style:name="P28" style:family="paragraph" style:parent-style-name="Standard">
      <style:text-properties officeooo:rsid="00644807" officeooo:paragraph-rsid="00644807"/>
    </style:style>
    <style:style style:name="P29" style:family="paragraph" style:parent-style-name="Standard">
      <style:text-properties officeooo:rsid="0067cf4c" officeooo:paragraph-rsid="0067cf4c"/>
    </style:style>
    <style:style style:name="P30" style:family="paragraph" style:parent-style-name="Text_20_body">
      <style:text-properties officeooo:rsid="0067cf4c" officeooo:paragraph-rsid="0067cf4c"/>
    </style:style>
    <style:style style:name="P31" style:family="paragraph" style:parent-style-name="Standard">
      <style:text-properties officeooo:rsid="006912ea" officeooo:paragraph-rsid="006912ea"/>
    </style:style>
    <style:style style:name="P32" style:family="paragraph" style:parent-style-name="Standard">
      <style:text-properties style:text-underline-style="solid" style:text-underline-width="auto" style:text-underline-color="font-color" officeooo:rsid="006912ea" officeooo:paragraph-rsid="006912ea"/>
    </style:style>
    <style:style style:name="P33" style:family="paragraph" style:parent-style-name="Text_20_body">
      <style:text-properties officeooo:rsid="00672d97" officeooo:paragraph-rsid="00672d97"/>
    </style:style>
    <style:style style:name="P34" style:family="paragraph" style:parent-style-name="Text_20_body">
      <style:text-properties officeooo:rsid="006a18a4" officeooo:paragraph-rsid="006a18a4"/>
    </style:style>
    <style:style style:name="P35" style:family="paragraph" style:parent-style-name="Text_20_body">
      <style:text-properties officeooo:rsid="006dde72" officeooo:paragraph-rsid="006dde72"/>
    </style:style>
    <style:style style:name="P36" style:family="paragraph" style:parent-style-name="Text_20_body">
      <style:text-properties officeooo:rsid="006eccff" officeooo:paragraph-rsid="006eccff"/>
    </style:style>
    <style:style style:name="P37" style:family="paragraph" style:parent-style-name="Standard">
      <style:text-properties officeooo:rsid="00741299" officeooo:paragraph-rsid="00741299"/>
    </style:style>
    <style:style style:name="P38" style:family="paragraph" style:parent-style-name="Standard">
      <style:text-properties fo:color="#c9211e" loext:opacity="100%" officeooo:rsid="0088fcd0" officeooo:paragraph-rsid="0088fcd0"/>
    </style:style>
    <style:style style:name="P39" style:family="paragraph" style:parent-style-name="Standard">
      <style:text-properties fo:color="#000000" loext:opacity="100%" officeooo:rsid="00929385" officeooo:paragraph-rsid="00929385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  <style:text-properties officeooo:rsid="008e49ff" officeooo:paragraph-rsid="008e49ff"/>
    </style:style>
    <style:style style:name="P45" style:family="paragraph" style:parent-style-name="Heading_20_2">
      <style:text-properties officeooo:paragraph-rsid="009cdf0e"/>
    </style:style>
    <style:style style:name="P46" style:family="paragraph" style:parent-style-name="Standard" style:list-style-name="L1">
      <style:text-properties fo:font-style="normal" officeooo:rsid="006047e9" officeooo:paragraph-rsid="006047e9" style:font-style-asian="normal" style:font-style-complex="normal"/>
    </style:style>
    <style:style style:name="P47" style:family="paragraph" style:parent-style-name="Standard">
      <style:text-properties fo:font-style="normal" officeooo:rsid="006047e9" officeooo:paragraph-rsid="006047e9" style:font-style-asian="normal" style:font-style-complex="normal"/>
    </style:style>
    <style:style style:name="P48" style:family="paragraph" style:parent-style-name="Standard" style:list-style-name="L1">
      <style:text-properties fo:font-style="normal" officeooo:rsid="0060a9cc" officeooo:paragraph-rsid="0060a9cc" style:font-style-asian="normal" style:font-style-complex="normal"/>
    </style:style>
    <style:style style:name="P49" style:family="paragraph" style:parent-style-name="Standard">
      <style:text-properties fo:font-style="normal" officeooo:rsid="0060a9cc" officeooo:paragraph-rsid="0060a9cc" style:font-style-asian="normal" style:font-style-complex="normal"/>
    </style:style>
    <style:style style:name="P50" style:family="paragraph" style:parent-style-name="Standard" style:list-style-name="L2">
      <style:text-properties fo:font-style="normal" officeooo:rsid="0061cc6f" officeooo:paragraph-rsid="0061cc6f" style:font-style-asian="normal" style:font-style-complex="normal"/>
    </style:style>
    <style:style style:name="P51" style:family="paragraph" style:parent-style-name="Standard" style:list-style-name="L2">
      <style:text-properties fo:font-style="normal" officeooo:rsid="0061cc6f" officeooo:paragraph-rsid="009a0c13" style:font-style-asian="normal" style:font-style-complex="normal"/>
    </style:style>
    <style:style style:name="P52" style:family="paragraph" style:parent-style-name="Standard" style:list-style-name="L3">
      <style:text-properties fo:font-style="normal" officeooo:rsid="0061cc6f" officeooo:paragraph-rsid="0061cc6f" style:font-style-asian="normal" style:font-style-complex="normal"/>
    </style:style>
    <style:style style:name="P53" style:family="paragraph" style:parent-style-name="Standard" style:list-style-name="L4">
      <style:text-properties fo:font-style="normal" officeooo:rsid="0061cc6f" officeooo:paragraph-rsid="0061cc6f" style:font-style-asian="normal" style:font-style-complex="normal"/>
    </style:style>
    <style:style style:name="P54" style:family="paragraph" style:parent-style-name="Standard" style:list-style-name="L4">
      <style:text-properties fo:font-style="normal" officeooo:rsid="0061cc6f" officeooo:paragraph-rsid="009a0c13" style:font-style-asian="normal" style:font-style-complex="normal"/>
    </style:style>
    <style:style style:name="P55" style:family="paragraph" style:parent-style-name="Standard">
      <style:text-properties fo:font-style="normal" officeooo:rsid="0061cc6f" officeooo:paragraph-rsid="0061cc6f" style:font-style-asian="normal" style:font-style-complex="normal"/>
    </style:style>
    <style:style style:name="P56" style:family="paragraph" style:parent-style-name="Standard" style:list-style-name="L11">
      <style:text-properties fo:font-style="normal" officeooo:rsid="00695317" officeooo:paragraph-rsid="00695317" style:font-style-asian="normal" style:font-style-complex="normal"/>
    </style:style>
    <style:style style:name="P57" style:family="paragraph" style:parent-style-name="Standard" style:list-style-name="L12">
      <style:text-properties fo:font-style="normal" officeooo:rsid="0095755c" officeooo:paragraph-rsid="0095755c" style:font-style-asian="normal" style:font-style-complex="normal"/>
    </style:style>
    <style:style style:name="P58" style:family="paragraph" style:parent-style-name="Standard">
      <style:text-properties fo:font-style="normal" officeooo:rsid="009a0c13" officeooo:paragraph-rsid="009a0c13" style:font-style-asian="normal" style:font-style-complex="normal"/>
    </style:style>
    <style:style style:name="P59" style:family="paragraph" style:parent-style-name="Standard">
      <style:text-properties fo:font-style="normal" officeooo:rsid="00a0ff9d" officeooo:paragraph-rsid="00a0ff9d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width="auto" style:text-underline-color="font-color" officeooo:rsid="0061cc6f" officeooo:paragraph-rsid="0061cc6f" style:font-style-asian="normal" style:font-style-complex="normal"/>
    </style:style>
    <style:style style:name="P61" style:family="paragraph" style:parent-style-name="Standard" style:list-style-name="L5">
      <style:text-properties officeooo:rsid="0061cc6f" officeooo:paragraph-rsid="0061cc6f"/>
    </style:style>
    <style:style style:name="P62" style:family="paragraph" style:parent-style-name="Standard" style:list-style-name="L5">
      <style:text-properties officeooo:rsid="0090e5d5" officeooo:paragraph-rsid="0090e5d5"/>
    </style:style>
    <style:style style:name="P63" style:family="paragraph" style:parent-style-name="Standard" style:list-style-name="L6">
      <style:text-properties officeooo:rsid="00644807" officeooo:paragraph-rsid="00644807"/>
    </style:style>
    <style:style style:name="P64" style:family="paragraph" style:parent-style-name="Standard" style:list-style-name="L6">
      <style:text-properties officeooo:rsid="00655a77" officeooo:paragraph-rsid="00655a77"/>
    </style:style>
    <style:style style:name="P65" style:family="paragraph" style:parent-style-name="Standard" style:list-style-name="L6">
      <style:text-properties officeooo:rsid="00655a77" officeooo:paragraph-rsid="009a419f"/>
    </style:style>
    <style:style style:name="P66" style:family="paragraph" style:parent-style-name="Standard" style:list-style-name="L7">
      <style:text-properties officeooo:rsid="0067cf4c" officeooo:paragraph-rsid="0067cf4c"/>
    </style:style>
    <style:style style:name="P67" style:family="paragraph" style:parent-style-name="Standard" style:list-style-name="L8">
      <style:text-properties officeooo:rsid="006912ea" officeooo:paragraph-rsid="006912ea"/>
    </style:style>
    <style:style style:name="P68" style:family="paragraph" style:parent-style-name="Standard" style:list-style-name="L2">
      <style:text-properties fo:color="#000000" loext:opacity="100%" officeooo:rsid="0088fcd0" officeooo:paragraph-rsid="009a0c13"/>
    </style:style>
    <style:style style:name="P69" style:family="paragraph" style:parent-style-name="Standard">
      <style:text-properties fo:color="#000000" loext:opacity="100%" officeooo:rsid="00929385" officeooo:paragraph-rsid="00929385"/>
    </style:style>
    <style:style style:name="P70" style:family="paragraph" style:parent-style-name="Standard" style:list-style-name="L2">
      <style:text-properties fo:color="#000000" loext:opacity="100%" officeooo:rsid="00929385" officeooo:paragraph-rsid="009a0c13"/>
    </style:style>
    <style:style style:name="P71" style:family="paragraph" style:parent-style-name="Standard">
      <style:text-properties fo:color="#000000" loext:opacity="100%" officeooo:rsid="00929385" officeooo:paragraph-rsid="00937c21"/>
    </style:style>
    <style:style style:name="P72" style:family="paragraph" style:parent-style-name="Standard" style:list-style-name="L2">
      <style:text-properties fo:color="#000000" loext:opacity="100%" fo:font-style="normal" officeooo:rsid="0088fcd0" officeooo:paragraph-rsid="009a0c13" style:font-style-asian="normal" style:font-style-complex="normal"/>
    </style:style>
    <style:style style:name="P73" style:family="paragraph" style:parent-style-name="Standard" style:list-style-name="L6">
      <style:text-properties officeooo:rsid="009a419f" officeooo:paragraph-rsid="009a419f"/>
    </style:style>
    <style:style style:name="P74" style:family="paragraph" style:parent-style-name="Standard">
      <style:text-properties style:text-underline-style="solid" style:text-underline-width="auto" style:text-underline-color="font-color" officeooo:rsid="00644807" officeooo:paragraph-rsid="00644807"/>
    </style:style>
    <style:style style:name="P75" style:family="paragraph" style:parent-style-name="Text_20_body">
      <style:text-properties officeooo:rsid="009bb815" officeooo:paragraph-rsid="009bb815"/>
    </style:style>
    <style:style style:name="P76" style:family="paragraph" style:parent-style-name="Text_20_body" style:list-style-name="L13">
      <style:text-properties officeooo:rsid="009bb815" officeooo:paragraph-rsid="009bb815"/>
    </style:style>
    <style:style style:name="P77" style:family="paragraph" style:parent-style-name="Text_20_body" style:list-style-name="L14">
      <style:text-properties officeooo:rsid="009bb815" officeooo:paragraph-rsid="009bb815"/>
    </style:style>
    <style:style style:name="P78" style:family="paragraph" style:parent-style-name="Text_20_body">
      <style:text-properties officeooo:rsid="00655a77" officeooo:paragraph-rsid="00655a77"/>
    </style:style>
    <style:style style:name="P79" style:family="paragraph" style:parent-style-name="Text_20_body">
      <style:text-properties officeooo:rsid="00672d97" officeooo:paragraph-rsid="00672d97"/>
    </style:style>
    <style:style style:name="P80" style:family="paragraph" style:parent-style-name="Text_20_body">
      <style:text-properties fo:font-style="normal" officeooo:rsid="00a16c4e" officeooo:paragraph-rsid="00a16c4e" style:font-style-asian="normal" style:font-style-complex="normal"/>
    </style:style>
    <style:style style:name="P81" style:family="paragraph" style:parent-style-name="Text_20_body" style:list-style-name="L15">
      <style:text-properties officeooo:paragraph-rsid="008c9ded"/>
    </style:style>
    <style:style style:name="T1" style:family="text">
      <style:text-properties officeooo:rsid="004a7b99"/>
    </style:style>
    <style:style style:name="T2" style:family="text">
      <style:text-properties officeooo:rsid="005eec51"/>
    </style:style>
    <style:style style:name="T3" style:family="text">
      <style:text-properties officeooo:rsid="00655a77"/>
    </style:style>
    <style:style style:name="T4" style:family="text">
      <style:text-properties officeooo:rsid="0067cf4c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88fcd0"/>
    </style:style>
    <style:style style:name="T7" style:family="text">
      <style:text-properties officeooo:rsid="006be46c"/>
    </style:style>
    <style:style style:name="T8" style:family="text">
      <style:text-properties officeooo:rsid="006c74c2"/>
    </style:style>
    <style:style style:name="T9" style:family="text">
      <style:text-properties officeooo:rsid="007113a6"/>
    </style:style>
    <style:style style:name="T10" style:family="text">
      <style:text-properties officeooo:rsid="00721071"/>
    </style:style>
    <style:style style:name="T11" style:family="text">
      <style:text-properties officeooo:rsid="00741299"/>
    </style:style>
    <style:style style:name="T12" style:family="text">
      <style:text-properties officeooo:rsid="008c9ded"/>
    </style:style>
    <style:style style:name="T13" style:family="text">
      <style:text-properties officeooo:rsid="008e49ff"/>
    </style:style>
    <style:style style:name="T14" style:family="text">
      <style:text-properties officeooo:rsid="00929385"/>
    </style:style>
    <style:style style:name="T15" style:family="text">
      <style:text-properties officeooo:rsid="00937c21"/>
    </style:style>
    <style:style style:name="T16" style:family="text">
      <style:text-properties officeooo:rsid="00950f79"/>
    </style:style>
    <style:style style:name="T17" style:family="text">
      <style:text-properties officeooo:rsid="0087ae73"/>
    </style:style>
    <style:style style:name="T18" style:family="text">
      <style:text-properties officeooo:rsid="0095fdbc"/>
    </style:style>
    <style:style style:name="T19" style:family="text">
      <style:text-properties officeooo:rsid="00982ed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9bb815" style:font-style-asian="italic" style:font-style-complex="italic"/>
    </style:style>
    <style:style style:name="T22" style:family="text">
      <style:text-properties officeooo:rsid="009a0c13"/>
    </style:style>
    <style:style style:name="T23" style:family="text">
      <style:text-properties fo:color="#000000" loext:opacity="100%" officeooo:rsid="0088fcd0"/>
    </style:style>
    <style:style style:name="T24" style:family="text">
      <style:text-properties fo:color="#000000" loext:opacity="100%" officeooo:rsid="00929385"/>
    </style:style>
    <style:style style:name="T25" style:family="text">
      <style:text-properties fo:color="#000000" loext:opacity="100%" officeooo:rsid="00937c21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950f79" style:font-style-asian="normal" style:font-style-complex="normal"/>
    </style:style>
    <style:style style:name="T28" style:family="text">
      <style:text-properties fo:font-style="normal" officeooo:rsid="009a0c13" style:font-style-asian="normal" style:font-style-complex="normal"/>
    </style:style>
    <style:style style:name="T29" style:family="text">
      <style:text-properties fo:font-style="normal" officeooo:rsid="00a0ff9d" style:font-style-asian="normal" style:font-style-complex="normal"/>
    </style:style>
    <style:style style:name="T30" style:family="text">
      <style:text-properties fo:font-style="normal" officeooo:rsid="008c9ded" style:font-style-asian="normal" style:font-style-complex="normal"/>
    </style:style>
    <style:style style:name="T31" style:family="text">
      <style:text-properties fo:font-style="normal" officeooo:rsid="008ace33" style:font-style-asian="normal" style:font-style-complex="normal"/>
    </style:style>
    <style:style style:name="T32" style:family="text">
      <style:text-properties fo:font-style="normal" fo:font-weight="bold" officeooo:rsid="00741299" style:font-style-asian="normal" style:font-weight-asian="bold" style:font-style-complex="normal" style:font-weight-complex="bold"/>
    </style:style>
    <style:style style:name="T33" style:family="text">
      <style:text-properties officeooo:rsid="009a419f"/>
    </style:style>
    <style:style style:name="T34" style:family="text">
      <style:text-properties officeooo:rsid="009bb815"/>
    </style:style>
    <style:style style:name="T35" style:family="text">
      <style:text-properties officeooo:rsid="009cdf0e"/>
    </style:style>
    <style:style style:name="T36" style:family="text">
      <style:text-properties officeooo:rsid="009f9ea6"/>
    </style:style>
    <style:style style:name="T37" style:family="text">
      <style:text-properties officeooo:rsid="00a0ff9d"/>
    </style:style>
    <style:style style:name="T38" style:family="text">
      <style:text-properties officeooo:rsid="006a18a4"/>
    </style:style>
    <style:style style:name="T39" style:family="text">
      <style:text-properties officeooo:rsid="00a16c4e"/>
    </style:style>
    <style:style style:name="T40" style:family="text">
      <style:text-properties officeooo:rsid="00a34f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État des lieux </text:span><text:span text:style-name="T2">et recommandations</text:span></text:p>
      <text:p text:style-name="P1"/>
      <text:p text:style-name="P1"/>
      <text:p text:style-name="P2"/>
      <text:p text:style-name="P2"/>
      <text:p text:style-name="P2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<text:a xlink:type="simple" xlink:href="#__RefHeading___Toc375_4015611624" text:style-name="Index_20_Link" text:visited-style-name="Index_20_Link">I. Etat des lieux<text:tab/>2</text:a></text:p>
          <text:p text:style-name="P41"><text:a xlink:type="simple" xlink:href="#__RefHeading___Toc15819_353700209" text:style-name="Index_20_Link" text:visited-style-name="Index_20_Link">I.I Parcs applicatifs<text:tab/>2</text:a></text:p>
          <text:p text:style-name="P42"><text:a xlink:type="simple" xlink:href="#__RefHeading___Toc8238_2187029329" text:style-name="Index_20_Link" text:visited-style-name="Index_20_Link">Types d’applications<text:tab/>2</text:a></text:p>
          <text:p text:style-name="P42"><text:a xlink:type="simple" xlink:href="#__RefHeading___Toc8240_2187029329" text:style-name="Index_20_Link" text:visited-style-name="Index_20_Link">Socle technique<text:tab/>2</text:a></text:p>
          <text:p text:style-name="P42"><text:a xlink:type="simple" xlink:href="#__RefHeading___Toc8242_2187029329" text:style-name="Index_20_Link" text:visited-style-name="Index_20_Link">Évolutions envisagées<text:tab/>3</text:a></text:p>
          <text:p text:style-name="P41"><text:a xlink:type="simple" xlink:href="#__RefHeading___Toc455_1115560840" text:style-name="Index_20_Link" text:visited-style-name="Index_20_Link">I.2 Organisation des équipes<text:tab/>3</text:a></text:p>
          <text:p text:style-name="P41"><text:a xlink:type="simple" xlink:href="#__RefHeading___Toc455_11155608401" text:style-name="Index_20_Link" text:visited-style-name="Index_20_Link">I.3 Gestion de projet<text:tab/>3</text:a></text:p>
          <text:p text:style-name="P42"><text:a xlink:type="simple" xlink:href="#__RefHeading___Toc8244_2187029329" text:style-name="Index_20_Link" text:visited-style-name="Index_20_Link">Pilotage<text:tab/>3</text:a></text:p>
          <text:p text:style-name="P42"><text:a xlink:type="simple" xlink:href="#__RefHeading___Toc1225_2042469212" text:style-name="Index_20_Link" text:visited-style-name="Index_20_Link">Gestion des sources<text:tab/>4</text:a></text:p>
          <text:p text:style-name="P41"><text:a xlink:type="simple" xlink:href="#__RefHeading___Toc2237_31445187141" text:style-name="Index_20_Link" text:visited-style-name="Index_20_Link">I.4 Environnement de développement<text:tab/>4</text:a></text:p>
          <text:p text:style-name="P41"><text:a xlink:type="simple" xlink:href="#__RefHeading___Toc1227_2042469212" text:style-name="Index_20_Link" text:visited-style-name="Index_20_Link">Intégration continue<text:tab/>4</text:a></text:p>
          <text:p text:style-name="P41"><text:a xlink:type="simple" xlink:href="#__RefHeading___Toc1229_2042469212" text:style-name="Index_20_Link" text:visited-style-name="Index_20_Link">Qualité<text:tab/>5</text:a></text:p>
          <text:p text:style-name="P41"><text:a xlink:type="simple" xlink:href="#__RefHeading___Toc1231_2042469212" text:style-name="Index_20_Link" text:visited-style-name="Index_20_Link">Releasing<text:tab/>5</text:a></text:p>
          <text:p text:style-name="P41"><text:a xlink:type="simple" xlink:href="#__RefHeading___Toc1233_2042469212" text:style-name="Index_20_Link" text:visited-style-name="Index_20_Link">Tests d’intégration et tests de recette<text:tab/>5</text:a></text:p>
          <text:p text:style-name="P41"><text:a xlink:type="simple" xlink:href="#__RefHeading___Toc1235_2042469212" text:style-name="Index_20_Link" text:visited-style-name="Index_20_Link">Maintenance applicative<text:tab/>5</text:a></text:p>
          <text:p text:style-name="P41"><text:a xlink:type="simple" xlink:href="#__RefHeading___Toc1237_2042469212" text:style-name="Index_20_Link" text:visited-style-name="Index_20_Link">Observabilité<text:tab/>6</text:a></text:p>
          <text:p text:style-name="P40"><text:a xlink:type="simple" xlink:href="#__RefHeading___Toc377_4015611624" text:style-name="Index_20_Link" text:visited-style-name="Index_20_Link">Recommandations<text:tab/>6</text:a></text:p>
          <text:p text:style-name="P41"><text:a xlink:type="simple" xlink:href="#__RefHeading___Toc379_4015611624" text:style-name="Index_20_Link" text:visited-style-name="Index_20_Link">Augmenter la qualité<text:tab/>6</text:a></text:p>
          <text:p text:style-name="P41"><text:a xlink:type="simple" xlink:href="#__RefHeading___Toc381_4015611624" text:style-name="Index_20_Link" text:visited-style-name="Index_20_Link">Augmenter la collaboration et la documentation<text:tab/>6</text:a></text:p>
          <text:p text:style-name="P41"><text:a xlink:type="simple" xlink:href="#__RefHeading___Toc383_4015611624" text:style-name="Index_20_Link" text:visited-style-name="Index_20_Link">Favoriser l’adoption des nouvelles technologies, rester à jour<text:tab/>6</text:a></text:p>
          <text:p text:style-name="P41"><text:a xlink:type="simple" xlink:href="#__RefHeading___Toc385_4015611624" text:style-name="Index_20_Link" text:visited-style-name="Index_20_Link">Progressivement, améliorer les pipeline d’intégration continue<text:tab/>6</text:a></text:p>
          <text:p text:style-name="P41"><text:a xlink:type="simple" xlink:href="#__RefHeading___Toc387_4015611624" text:style-name="Index_20_Link" text:visited-style-name="Index_20_Link">Améliorer les synchronisations entre applicatifs<text:tab/>7</text:a></text:p>
          <text:p text:style-name="P41"><text:a xlink:type="simple" xlink:href="#__RefHeading___Toc389_4015611624" text:style-name="Index_20_Link" text:visited-style-name="Index_20_Link">Améliorer l’observabilité des applications en production<text:tab/>7</text:a></text:p>
        </text:index-body>
      </text:table-of-content>
      <text:h text:style-name="Heading_20_1" text:outline-level="1"/>
      <text:h text:style-name="P43" text:outline-level="1"/>
      <text:h text:style-name="P44" text:outline-level="1"><text:bookmark-start text:name="__RefHeading___Toc375_4015611624"/><text:span text:style-name="T22">I. </text:span>État des lieux<text:bookmark-end text:name="__RefHeading___Toc375_4015611624"/></text:h>
      <text:h text:style-name="Heading_20_2" text:outline-level="2"><text:bookmark-start text:name="__RefHeading___Toc15819_353700209"/><text:span text:style-name="T22">I.I </text:span>Parcs applicatifs<text:bookmark-end text:name="__RefHeading___Toc15819_353700209"/></text:h>
      <text:p text:style-name="Standard"/>
      <text:h text:style-name="Heading_20_3" text:outline-level="3"><text:bookmark-start text:name="__RefHeading___Toc8238_2187029329"/>Types d’applications<text:bookmark-end text:name="__RefHeading___Toc8238_2187029329"/></text:h>
      <text:p text:style-name="P11">Applications à destination des employés internes à la BCEAO ( 8 pays), quelques unes ouvertes sur l’extérieur</text:p>
      <text:p text:style-name="P11"/>
      <text:list xml:id="list3046273284" text:style-name="L1">
        <text:list-item>
          <text:p text:style-name="P46">Applications Web monolithique construites au dessus d’un socle technique maison déployées sous forme de <text:span text:style-name="T20">war</text:span> sur des serveurs Tomcat</text:p>
        </text:list-item>
        <text:list-item>
          <text:p text:style-name="P46">Jobs schédulés par du cron construit au dessus de <text:span text:style-name="T20">Talend/Mule</text:span></text:p>
          <text:list>
            <text:list-item>
              <text:p text:style-name="P46"><text:span text:style-name="T22">Synchronisation entre applications (</text:span>BD vers BD<text:span text:style-name="T22">)</text:span></text:p>
            </text:list-item>
            <text:list-item>
              <text:p text:style-name="P46">Importation de données externes</text:p>
            </text:list-item>
          </text:list>
        </text:list-item>
        <text:list-item>
          <text:p text:style-name="P48">Application mobile en cours de définition et développement</text:p>
        </text:list-item>
      </text:list>
      <text:p text:style-name="P11"/>
      <text:h text:style-name="Heading_20_3" text:outline-level="3"><text:bookmark-start text:name="__RefHeading___Toc8240_2187029329"/>Socle technique<text:bookmark-end text:name="__RefHeading___Toc8240_2187029329"/></text:h>
      <text:p text:style-name="P11"><text:span text:style-name="T22">C</text:span>onstruit au dessus des framework Spring4 et ExtJs et d’une BD relationnelle (Oracle, MySQL, Postgresql)</text:p>
      <text:p text:style-name="P15"><text:span text:style-name="T11">Langage</text:span> Java : 1.7, 1.8, 11</text:p>
      <text:p text:style-name="P15"/>
      <text:p text:style-name="P15">2 versions du socle <text:span text:style-name="T11">existantes qui apportent : </text:span></text:p>
      <text:list xml:id="list4134646549" text:style-name="L2">
        <text:list-item>
          <text:p text:style-name="P51"><text:span text:style-name="T11">C</text:span>omposant d’authentification, <text:span text:style-name="T24"><text:s/></text:span><text:span text:style-name="T25">3</text:span><text:span text:style-name="T23"> config</text:span><text:span text:style-name="T25">uration </text:span><text:span text:style-name="T23">possible :</text:span></text:p>
          <text:list>
            <text:list-item>
              <text:p text:style-name="P68"><text:span text:style-name="T15">Realm</text:span> bd : <text:span text:style-name="T15">Utilisé pour le développement</text:span></text:p>
            </text:list-item>
            <text:list-item>
              <text:p text:style-name="P68"><text:span text:style-name="T15">Realm L</text:span>dap : <text:span text:style-name="T15">Solution legacy</text:span></text:p>
            </text:list-item>
            <text:list-item>
              <text:p text:style-name="P72"><text:span text:style-name="T22">Realm </text:span><text:span text:style-name="T16">K</text:span>eycloak : <text:span text:style-name="T16">En </text:span><text:span text:style-name="T22">cours</text:span><text:span text:style-name="T16"> d’intégration </text:span><text:span text:style-name="T22">dans les application</text:span></text:p>
            </text:list-item>
          </text:list>
        </text:list-item>
        <text:list-item>
          <text:p text:style-name="P50">Modèle d’autorisation ACL</text:p>
          <text:list>
            <text:list-item>
              <text:p text:style-name="P70">Gérer par un processus d’approbation d’affectation de rôle et l’application métier RAFIA.<text:line-break/><text:span text:style-name="T26">Les applications se </text:span><text:span text:style-name="T28">synchronisent</text:span><text:span text:style-name="T26"> régulièrement à RAFIA </text:span><text:span text:style-name="T28">via des batch </text:span><text:span text:style-name="T26">et mette</text:span><text:span text:style-name="T27">nt</text:span><text:span text:style-name="T26"> à jour leur propre modèle d’ACL.</text:span></text:p>
            </text:list-item>
          </text:list>
        </text:list-item>
        <text:list-item>
          <text:p text:style-name="P50">Classes du domaine <text:span text:style-name="T11">(Structure hiérarchique banque)</text:span></text:p>
        </text:list-item>
        <text:list-item>
          <text:p text:style-name="P50">Reporting : facilité de déploiement des rapports <text:span text:style-name="T22">conçus avec</text:span><text:span text:style-name="T11"> JasperReport</text:span></text:p>
        </text:list-item>
        <text:list-item>
          <text:p text:style-name="P50">Workflow : Machine à état permettant de décrire les statuts et transition d’un dossier</text:p>
        </text:list-item>
        <text:list-item>
          <text:p text:style-name="P50">Génération d’<text:span text:style-name="T22">interface utilisateur avec du</text:span> code ExtJs</text:p>
        </text:list-item>
        <text:list-item>
          <text:p text:style-name="P50">Interface utilisateur pour <text:span text:style-name="T11">le </text:span>monitoring et <text:span text:style-name="T11">le </text:span>déclenchement de Job</text:p>
        </text:list-item>
      </text:list>
      <text:p text:style-name="P16"/>
      <text:p text:style-name="P60">Retours : </text:p>
      <text:list xml:id="list86534883" text:style-name="L3">
        <text:list-item>
          <text:p text:style-name="P52">Pour certains projet, nécessité de surcharger le modèle de domaine</text:p>
        </text:list-item>
        <text:list-item>
          <text:p text:style-name="P52">Pour certains projet, certaines fonctionnalités ne sont pas utilisées, le modèle de domaine n’est pas repris dans son intégralité</text:p>
        </text:list-item>
        <text:list-item>
          <text:p text:style-name="P52">Difficile de faire évoluer le socle car cela touche tous les projets en production</text:p>
        </text:list-item>
      </text:list>
      <text:p text:style-name="P16"/>
      <text:p text:style-name="P58">A l’heure actuelle, l’utilisation de ce socle est en grand frein à la migration vers des technologies plus modernes</text:p>
      <text:p text:style-name="P15"/>
      <text:p text:style-name="P15"/>
      <text:h text:style-name="Heading_20_3" text:outline-level="3"><text:bookmark-start text:name="__RefHeading___Toc8242_2187029329"/><text:soft-page-break/>Évolutions envisagées <text:bookmark-end text:name="__RefHeading___Toc8242_2187029329"/></text:h>
      <text:list xml:id="list2323024819" text:style-name="L4">
        <text:list-item>
          <text:p text:style-name="P53"><text:span text:style-name="T22">Spring Boot 3 ( Java 17, 21) </text:span></text:p>
        </text:list-item>
        <text:list-item>
          <text:p text:style-name="P53">JMIX (SpringBoot + Vaadin), <text:span text:style-name="T22">achat en cours de Licenses</text:span></text:p>
        </text:list-item>
        <text:list-item>
          <text:p text:style-name="P54">Angular </text:p>
        </text:list-item>
      </text:list>
      <text:p text:style-name="P9"/>
      <text:h text:style-name="Heading_20_2" text:outline-level="2"><text:bookmark-start text:name="__RefHeading___Toc455_1115560840"/><text:span text:style-name="T22">I.2 </text:span>Organisation de<text:span text:style-name="T13">s équipes</text:span> <text:bookmark-end text:name="__RefHeading___Toc455_1115560840"/></text:h>
      <text:p text:style-name="P7">Le service est divisé en <text:span text:style-name="T22">5</text:span> pôles :</text:p>
      <text:list xml:id="list1862330589" text:style-name="L5">
        <text:list-item>
          <text:p text:style-name="P61">Statistiques </text:p>
        </text:list-item>
        <text:list-item>
          <text:p text:style-name="P62">SIB (Système d’informations bancaires)</text:p>
        </text:list-item>
        <text:list-item>
          <text:p text:style-name="P61">Comptabilité <text:span text:style-name="T14">et administration</text:span></text:p>
        </text:list-item>
        <text:list-item>
          <text:p text:style-name="P61">RH</text:p>
        </text:list-item>
        <text:list-item>
          <text:p text:style-name="P61">DevOps : Équipe transverse qui s’occupe de l’environnement d’intégration et des déploiements</text:p>
        </text:list-item>
      </text:list>
      <text:p text:style-name="P7"/>
      <text:p text:style-name="P26">Dans chaque, ce sont des profils développeur sans plus de distinction.</text:p>
      <text:p text:style-name="P26"/>
      <text:p text:style-name="P7">Les membres de chaque pôle sont des contractuels BCEAO ou des personnes en régie</text:p>
      <text:p text:style-name="P7"/>
      <text:p text:style-name="P26">Chaque pôle, autre que DevOps, est responsable d’un portefeuille d’applications. <text:line-break/>Le nombre d’applications vis à vis du nombre de membre du pôle fait qu’<text:span text:style-name="T33">un seul </text:span>développeur est responsable <text:span text:style-name="T33">et a la connaissance </text:span>de <text:span text:style-name="T33">une</text:span> ou plusieurs applications</text:p>
      <text:p text:style-name="P26"/>
      <text:p text:style-name="P28">Pour chaque application, <text:span text:style-name="T11">il y a également </text:span>1 responsable métier, 1 <text:span text:style-name="T11">responsable </text:span>admin <text:span text:style-name="T11">pour la mise en production.</text:span></text:p>
      <text:p text:style-name="P28"/>
      <text:p text:style-name="P28">Chaque développeur est évalué avec un indicateur de performance</text:p>
      <text:p text:style-name="P28"/>
      <text:p text:style-name="P74">Retours :</text:p>
      <text:list xml:id="list3872915889" text:style-name="L6">
        <text:list-item>
          <text:p text:style-name="P63">Le travail de développeur <text:span text:style-name="T3">est souvent interrompu par des urgences :</text:span></text:p>
          <text:list>
            <text:list-item>
              <text:p text:style-name="P64">Correction de bug</text:p>
            </text:list-item>
            <text:list-item>
              <text:p text:style-name="P64">Spécifications fonctionnelles peu précises (ajustement de la fonctionnalité)</text:p>
            </text:list-item>
            <text:list-item>
              <text:p text:style-name="P65">Décisions politiques <text:span text:style-name="T33">urgentes<text:line-break/></text:span><text:span text:style-name="T11">=&gt; </text:span><text:span text:style-name="T32">Il est donc difficile de rester concentrer sur de longues tâches, grosse évolution, migration</text:span></text:p>
            </text:list-item>
          </text:list>
        </text:list-item>
        <text:list-item>
          <text:p text:style-name="P73">La connaissance d’une application est peu partagée. L’absence d’un développeur peut générer des retards car lui seul connaît les applications dont il a la charge</text:p>
        </text:list-item>
        <text:list-item>
          <text:p text:style-name="P73">Peu de documentation fonctionnelle. <text:line-break/>Le cahier de charges initial évolue et les évolutions ne sont pas tracées</text:p>
        </text:list-item>
      </text:list>
      <text:p text:style-name="P37"/>
      <text:p text:style-name="P27"/>
      <text:h text:style-name="P45" text:outline-level="2"><text:bookmark-start text:name="__RefHeading___Toc455_11155608401"/><text:span text:style-name="T34">I.3 </text:span><text:span text:style-name="T35">Gestion de projet </text:span><text:bookmark-end text:name="__RefHeading___Toc455_11155608401"/></text:h>
      <text:h text:style-name="Heading_20_3" text:outline-level="3"><text:bookmark-start text:name="__RefHeading___Toc8244_2187029329"/>Pilotage<text:bookmark-end text:name="__RefHeading___Toc8244_2187029329"/></text:h>
      <text:p text:style-name="P8"><text:span text:style-name="T34">Lors du d</text:span>émarrage d’<text:span text:style-name="T34">un</text:span> projet <text:span text:style-name="T34">des</text:span> réunions d’échange avec le métier <text:span text:style-name="T34">permettent de définir le cahier de charge initial au format bureautique</text:span></text:p>
      <text:p text:style-name="P75">Il n’y a pas de documentation technique produite :</text:p>
      <text:list xml:id="list2658612723" text:style-name="L13">
        <text:list-item>
          <text:p text:style-name="P76">Architecture</text:p>
        </text:list-item>
        <text:list-item>
          <text:p text:style-name="P76"><text:soft-page-break/>Modèle de données</text:p>
        </text:list-item>
        <text:list-item>
          <text:p text:style-name="P76">User Story</text:p>
        </text:list-item>
      </text:list>
      <text:p text:style-name="P75">Pas de méthodologie formalisée :</text:p>
      <text:list xml:id="list2329484718" text:style-name="L14">
        <text:list-item>
          <text:p text:style-name="P77">Scrum, Agile</text:p>
        </text:list-item>
        <text:list-item>
          <text:p text:style-name="P77">Planning, Sprint, jalons, point de contrôle, suivi d’avancement</text:p>
        </text:list-item>
      </text:list>
      <text:p text:style-name="P8"/>
      <text:p text:style-name="P33">Pas d’outil de <text:span text:style-name="T34">pilotage projet : </text:span>chaque projet s’organise <text:span text:style-name="T34">de façon différente : </text:span>Excel, PowerPoint, Google Drive</text:p>
      <text:p text:style-name="P33"/>
      <text:h text:style-name="Heading_20_3" text:outline-level="3"><text:bookmark-start text:name="__RefHeading___Toc1225_2042469212"/>Gestion des sources<text:bookmark-end text:name="__RefHeading___Toc1225_2042469212"/></text:h>
      <text:p text:style-name="P33"><text:span text:style-name="T34">Les sources sont publiés dans des d</text:span>épôts <text:span text:style-name="T34">Git </text:span>géré<text:span text:style-name="T34">s</text:span> par Git EA mais <text:span text:style-name="T34">les </text:span>fonctionnalités de collaboration <text:span text:style-name="T34">de l’outil sont </text:span>inutilisées (Issues, Pull Request, Milestone<text:span text:style-name="T4">)</text:span></text:p>
      <text:p text:style-name="P30"><text:span text:style-name="T34">L’équipe a une b</text:span>onne pratique de git <text:span text:style-name="T34">et est capable de faire des opérations avancées (</text:span><text:span text:style-name="T21">merge, rebase, cherry-pick</text:span><text:span text:style-name="T34">)</text:span></text:p>
      <text:p text:style-name="P30"><text:span text:style-name="T34">Il n’y p</text:span>as de workflow de collaboration défini <text:span text:style-name="T34">autour de notion comme les Merge ou Pull Request</text:span>. </text:p>
      <text:p text:style-name="P30"><text:span text:style-name="T34">Chaque projet a une u</text:span>tilisation de<text:span text:style-name="T34">s</text:span> branches <text:span text:style-name="T34">Git </text:span>différentes </text:p>
      <text:p text:style-name="P5"/>
      <text:h text:style-name="Heading_20_2" text:outline-level="2"><text:bookmark-start text:name="__RefHeading___Toc2237_31445187141"/><text:span text:style-name="T36">I.4 </text:span>Environnement de développement<text:bookmark-end text:name="__RefHeading___Toc2237_31445187141"/></text:h>
      <text:p text:style-name="P4"/>
      <text:p text:style-name="P29"><text:span text:style-name="T36">2 </text:span>IDEs utilisés :</text:p>
      <text:list xml:id="list2338897652" text:style-name="L7">
        <text:list-item>
          <text:p text:style-name="P66">Eclipse </text:p>
        </text:list-item>
        <text:list-item>
          <text:p text:style-name="P66">Intellij version ultimate envisagé</text:p>
        </text:list-item>
      </text:list>
      <text:p text:style-name="P29"/>
      <text:p text:style-name="P29">Plugins <text:span text:style-name="T36">d’assistance de code </text:span> :</text:p>
      <text:list xml:id="list4058899511" text:style-name="L8">
        <text:list-item>
          <text:p text:style-name="P67"><text:span text:style-name="T36">AI : </text:span>Copilot envisagé <text:span text:style-name="T5">/ </text:span><text:span text:style-name="T6">IA assistance</text:span></text:p>
        </text:list-item>
        <text:list-item>
          <text:p text:style-name="P67">SonarLint : Peu utilisé car beaucoup de bruit sur projet existant</text:p>
        </text:list-item>
      </text:list>
      <text:p text:style-name="P31"/>
      <text:p text:style-name="P31"/>
      <text:p text:style-name="P32">Services de support :</text:p>
      <text:p text:style-name="P31">Pour travailler sur un projet, le développeur doit <text:span text:style-name="T36">au préalable </text:span>installer localement <text:span text:style-name="T36">les </text:span>service<text:span text:style-name="T36">s</text:span> de support (<text:span text:style-name="T36">comme une </text:span>BD <text:span text:style-name="T36">par exemple</text:span>)</text:p>
      <text:p text:style-name="P38"/>
      <text:p text:style-name="P71"/>
      <text:p text:style-name="P39"/>
      <text:p text:style-name="P39"/>
      <text:h text:style-name="Heading_20_2" text:outline-level="2"><text:bookmark-start text:name="__RefHeading___Toc1227_2042469212"/><text:span text:style-name="T37">I.5 </text:span>Intégration continue<text:bookmark-end text:name="__RefHeading___Toc1227_2042469212"/></text:h>
      <text:p text:style-name="P12"/>
      <text:p text:style-name="P59"><text:soft-page-break/>La responsabilité de l’équipe s’arrête à l’environnement d’intégration et la production d’un artefact dans le dépôt Archiva. L’équipe d’infra reprend le relais pour déployer les artefacts dans les environnements de recette et de production</text:p>
      <text:p text:style-name="P59"/>
      <text:p text:style-name="P12">Un changement de code (nouvelle fonctionnalité, évolution, correction de bug) suit le cycle suivant :</text:p>
      <text:list xml:id="list2217358510" text:style-name="L11">
        <text:list-item>
          <text:p text:style-name="P56">Le code est développé localement </text:p>
        </text:list-item>
        <text:list-item>
          <text:p text:style-name="P56">Il est ensuite déployé sur un serveur d’intégration provisionné par l’équipe DevOps. <text:span text:style-name="T8">Le serveur est partagé par plusieurs application.</text:span><text:line-break/>Le déploiement s’effectue en exécutant un script manuellement</text:p>
        </text:list-item>
        <text:list-item>
          <text:p text:style-name="P56">Des tests de validation sont effectués manuellement par le développeur</text:p>
        </text:list-item>
        <text:list-item>
          <text:p text:style-name="P56">Un job Jenkins permet de construire l’application et de stocker <text:span text:style-name="T7">l’artefact </text:span>dans <text:span text:style-name="T37">le</text:span> dépôt Archiva. Un version SNAPSHOT s’ajoute aux précédents artefacts</text:p>
        </text:list-item>
        <text:list-item>
          <text:p text:style-name="P56"><text:span text:style-name="T37">Lorsque les tests sont concluants, l</text:span>’équipe Infra récupère <text:span text:style-name="T7">le dernier SNAPSHOT</text:span> et le déploie sur un environnement de recette accédé et validé par les utilisateurs finaux.</text:p>
        </text:list-item>
      </text:list>
      <text:p text:style-name="P17"><text:s text:c="3"/></text:p>
      <text:p text:style-name="P24">La configuration applicative est gérée par un f<text:span text:style-name="T17">ichier properties externe </text:span><text:span text:style-name="T37">à l’artefact </text:span>qui est fourni par les développeurs.</text:p>
      <text:p text:style-name="P24">Certaines propriétés sont surchargées</text:p>
      <text:list xml:id="list3831233667" text:style-name="L12">
        <text:list-item>
          <text:p text:style-name="P57">Par l’équipe DevOps pour l’environnement d’intégration</text:p>
        </text:list-item>
        <text:list-item>
          <text:p text:style-name="P57">Par l’équipe Infra pour l’environnement de production</text:p>
        </text:list-item>
      </text:list>
      <text:p text:style-name="P6"/>
      <text:h text:style-name="Heading_20_2" text:outline-level="2"><text:bookmark-start text:name="__RefHeading___Toc1229_2042469212"/>Qualité <text:bookmark-end text:name="__RefHeading___Toc1229_2042469212"/></text:h>
      <text:p text:style-name="P35">Pas d’analyse statique de code </text:p>
      <text:p text:style-name="P35">Pas de revue de code</text:p>
      <text:p text:style-name="P35">Pas d’analyse de vulnérabilités <text:span text:style-name="T37">si ce n’est que r</text:span><text:span text:style-name="T38">égulièrement une équipe dédié</text:span><text:span text:style-name="T18">e tente de détecter des </text:span><text:span text:style-name="T38">vulnérabilités </text:span><text:span text:style-name="T18">par </text:span><text:span text:style-name="T38">des analyse</text:span><text:span text:style-name="T18">s</text:span><text:span text:style-name="T38"> statique</text:span><text:span text:style-name="T18">s</text:span><text:span text:style-name="T38"> </text:span><text:span text:style-name="T18">ou des analyses </text:span><text:span text:style-name="T38">dynamique</text:span><text:span text:style-name="T18">s</text:span><text:span text:style-name="T38"> avec l’outil Burp</text:span></text:p>
      <text:p text:style-name="P34"/>
      <text:h text:style-name="Heading_20_2" text:outline-level="2"><text:bookmark-start text:name="__RefHeading___Toc1231_2042469212"/>Releasing <text:bookmark-end text:name="__RefHeading___Toc1231_2042469212"/></text:h>
      <text:p text:style-name="P36">Pas de gestion de version, Pas de processus de release formalisée, les versions SNAPSHOTS sont utilisées pour le déploiement</text:p>
      <text:p text:style-name="P10"/>
      <text:h text:style-name="Heading_20_2" text:outline-level="2"><text:bookmark-start text:name="__RefHeading___Toc1233_2042469212"/>Tests d’intégration et tests de recette <text:bookmark-end text:name="__RefHeading___Toc1233_2042469212"/></text:h>
      <text:p text:style-name="P13">Pas d’équipe de tests dédié</text:p>
      <text:p text:style-name="P13">Pas de tests automatisés</text:p>
      <text:p text:style-name="P13">Tests d’intégration effectué<text:span text:style-name="T9">s</text:span> par le développeur</text:p>
      <text:p text:style-name="P13">Test de recette effectué<text:span text:style-name="T9">s</text:span> par le métier</text:p>
      <text:h text:style-name="Heading_20_2" text:outline-level="2"><text:bookmark-start text:name="__RefHeading___Toc1235_2042469212"/>Maintenance <text:span text:style-name="T10">applicative</text:span><text:bookmark-end text:name="__RefHeading___Toc1235_2042469212"/></text:h>
      <text:p text:style-name="P14">Outil de gestion d’incidents EasyVista</text:p>
      <text:p text:style-name="P14"><text:soft-page-break/><text:span text:style-name="T37">Des incidents sont souvent reportés par l’équipe métier via de simple m</text:span>ail</text:p>
      <text:h text:style-name="Heading_20_2" text:outline-level="2"><text:bookmark-start text:name="__RefHeading___Toc1237_2042469212"/>Observabilité<text:bookmark-end text:name="__RefHeading___Toc1237_2042469212"/></text:h>
      <text:p text:style-name="P18">Aucun retour sur la prod, si ce n’est de temps à temps des fichiers de logs</text:p>
      <text:p text:style-name="P18"/>
      <text:p text:style-name="P18"/>
      <text:h text:style-name="Heading_20_1" text:outline-level="1"><text:bookmark-start text:name="__RefHeading___Toc377_4015611624"/><text:span text:style-name="T40">II. </text:span>Recommandations <text:bookmark-end text:name="__RefHeading___Toc377_4015611624"/></text:h>
      <text:p text:style-name="P19"/>
      <text:h text:style-name="Heading_20_2" text:outline-level="2"><text:bookmark-start text:name="__RefHeading___Toc379_4015611624"/>Augmenter la qualité<text:bookmark-end text:name="__RefHeading___Toc379_4015611624"/></text:h>
      <text:p text:style-name="P19">Beaucoup de bugs relevés <text:span text:style-name="T19">ou d’incidents en prod (application en rade, BD surchargée, …), comment diminuer ce type d’incidents</text:span></text:p>
      <text:p text:style-name="P20">Adopter une approche TDD</text:p>
      <text:p text:style-name="P23">Instaurer des revue de code (1 mainteneur + 1 ou plusieurs développeurs)</text:p>
      <text:p text:style-name="P25">Répliquer l’environnement de production dans un environnement de staging y effectuer des tests d’utilisation</text:p>
      <text:p text:style-name="P19">Se doter de plugins d’aide au développement SonarLint, Copilot</text:p>
      <text:p text:style-name="P19"/>
      <text:h text:style-name="Heading_20_2" text:outline-level="2"><text:bookmark-start text:name="__RefHeading___Toc381_4015611624"/>Augmenter la collaboration et la documentation<text:bookmark-end text:name="__RefHeading___Toc381_4015611624"/></text:h>
      <text:p text:style-name="P19">Définir des workflows de collaboration autour des branches pour chaque projet</text:p>
      <text:p text:style-name="P19">Se douter d’outils permettant la collaboration entre les participants d’un projet : développeur<text:span text:style-name="T37">s</text:span>, métier, infra</text:p>
      <text:p text:style-name="P19">Gérer l’historique du projet avec des Release Notes identifiant les apports de chaque déploiement</text:p>
      <text:p text:style-name="P19">Avoir des plannings revus en fonction des événements, prévoir des sécurité pour faire face <text:span text:style-name="T37">a</text:span>ux imprévus</text:p>
      <text:p text:style-name="P22">Mettre en <text:span text:style-name="T12">place des </text:span><text:span text:style-name="T13">cérémonies</text:span></text:p>
      <text:list xml:id="list1399608561" text:style-name="L15">
        <text:list-item>
          <text:p text:style-name="P81"><text:span text:style-name="T30">Stand up meetings</text:span></text:p>
        </text:list-item>
        <text:list-item>
          <text:p text:style-name="P81"><text:span text:style-name="T30">Présentation des projets</text:span><text:span text:style-name="T31"> </text:span><text:span text:style-name="T29">aux collaborateurs</text:span></text:p>
        </text:list-item>
      </text:list>
      <text:h text:style-name="Heading_20_2" text:outline-level="2"><text:bookmark-start text:name="__RefHeading___Toc383_4015611624"/>Favoriser l’adoption des nouvelles technologies, rester à jour<text:bookmark-end text:name="__RefHeading___Toc383_4015611624"/></text:h>
      <text:p text:style-name="P19">Adopter architecture micro-services <text:span text:style-name="T39">afin de permettre une meilleure évolutivité et une centralisation des fonctionnalités métier</text:span></text:p>
      <text:p text:style-name="P19">Pousser l’infra afin de bénéficier des apports des orchestrateurs de conteneurs</text:p>
      <text:h text:style-name="Heading_20_2" text:outline-level="2"><text:bookmark-start text:name="__RefHeading___Toc385_4015611624"/><text:soft-page-break/>Progressivement, améliorer les pipeline d’intégration continue<text:bookmark-end text:name="__RefHeading___Toc385_4015611624"/></text:h>
      <text:p text:style-name="P19">Intégrer des tests unitaires et d’intégration automatisé</text:p>
      <text:p text:style-name="P21">Automatiser les déploiements <text:span text:style-name="T39">en intégration, renforcer l ‘étanchéïté entre applications</text:span></text:p>
      <text:p text:style-name="P21"><text:span text:style-name="T39">Migrer vers des déploiements jar avec serveur embarqué plutôt que war </text:span>Infrastructure existante </text:p>
      <text:p text:style-name="P21">Automatiser la production de release et de release notes, <text:span text:style-name="T39">déployer dans archiva des release plutôt que des snapshots</text:span></text:p>
      <text:h text:style-name="Heading_20_2" text:outline-level="2"><text:bookmark-start text:name="__RefHeading___Toc387_4015611624"/>Améliorer les synchronisations entre applicatifs<text:bookmark-end text:name="__RefHeading___Toc387_4015611624"/></text:h>
      <text:p text:style-name="P21">Synchronisation temps réel via message broker plutôt que par des batchs de synchronisation</text:p>
      <text:h text:style-name="Heading_20_2" text:outline-level="2"><text:bookmark-start text:name="__RefHeading___Toc389_4015611624"/>Améliorer l’observabilité des applications en production<text:bookmark-end text:name="__RefHeading___Toc389_4015611624"/></text:h>
      <text:p text:style-name="P80">Actuator, prometheus et Grafa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ctwithshad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" style:family="paragraph">
      <style:text-properties style:font-name="Times New Roman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Monospace" style:font-family-complex="Monospace" style:font-family-generic-complex="system" style:font-pitch-complex="variable" style:font-size-complex="12pt"/>
    </style:style>
    <style:style style:name="textbodyjustfied" style:family="paragraph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indent" style:family="paragraph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le" style:family="paragraph">
      <style:text-properties style:font-name="Times New Roman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Monospace" style:font-family-complex="Monospace" style:font-family-generic-complex="system" style:font-pitch-complex="variable" style:font-size-complex="12pt"/>
    </style:style>
    <style:style style:name="title1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title2" style:family="paragraph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Monospace" style:font-family-complex="Monospace" style:font-family-generic-complex="system" style:font-pitch-complex="variable" style:font-size-complex="12pt"/>
    </style:style>
    <style:style style:name="headline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headline1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Monospace" style:font-family-complex="Monospace" style:font-family-generic-complex="system" style:font-pitch-complex="variable" style:font-size-complex="12pt"/>
    </style:style>
    <style:style style:name="headline2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Monospace" style:font-family-complex="Monospace" style:font-family-generic-complex="system" style:font-pitch-complex="variable" style:font-size-complex="12pt"/>
    </style:style>
    <style:style style:name="measur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Gliederung_20_1" style:display-name="Titre1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Hintergrund" style:display-name="Titre1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045e5e1" fo:background-color="#ccccc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29T23:28:59.249906872</dc:date>
    <meta:editing-duration>P1DT13H2M14S</meta:editing-duration>
    <meta:editing-cycles>97</meta:editing-cycles>
    <meta:generator>LibreOffice/7.3.7.2$Linux_X86_64 LibreOffice_project/30$Build-2</meta:generator>
    <meta:document-statistic meta:table-count="0" meta:image-count="0" meta:object-count="0" meta:page-count="7" meta:paragraph-count="158" meta:word-count="1420" meta:character-count="9300" meta:non-whitespace-character-count="8063"/>
  </office:meta>
</office:document-meta>
</file>